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22000002409BDC5F94EC80F815.png" manifest:media-type="image/png"/>
  <manifest:file-entry manifest:full-path="Pictures/10000201000005B50000021E20ED893AEBD7F25C.png" manifest:media-type="image/png"/>
  <manifest:file-entry manifest:full-path="Pictures/100002010000059E000002FB52BDC7DE6DE08DD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paragraph" svg:x="-0.265cm" svg:y="0.146cm" svg:width="17cm" svg:height="6.306cm" draw:z-index="0"><draw:image xlink:href="Pictures/10000201000005B50000021E20ED893AEBD7F25C.png" xlink:type="simple" xlink:show="embed" xlink:actuate="onLoad" draw:mime-type="image/png"/></draw:frame></text:p>
      <text:p text:style-name="Standard"><draw:frame draw:style-name="fr1" draw:name="Imagen3" text:anchor-type="char" svg:x="-0.365cm" svg:y="0.427cm" svg:width="17cm" svg:height="6.235cm" draw:z-index="2"><draw:image xlink:href="Pictures/1000020100000622000002409BDC5F94EC80F815.png" xlink:type="simple" xlink:show="embed" xlink:actuate="onLoad" draw:mime-type="image/png"/></draw:frame></text:p>
      <text:p text:style-name="Standard"/>
      <text:p text:style-name="Standard"><draw:frame draw:style-name="fr2" draw:name="Imagen2" text:anchor-type="paragraph" svg:x="-0.397cm" svg:y="0.071cm" svg:width="17cm" svg:height="9.019cm" draw:z-index="1"><draw:image xlink:href="Pictures/100002010000059E000002FB52BDC7DE6DE08DD9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12T13:46:01.188000000</meta:creation-date>
    <dc:date>2024-11-12T13:47:32.467000000</dc:date>
    <meta:editing-duration>PT1M32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1.5.2$Windows_X86_64 LibreOffice_project/85f04e9f809797b8199d13c421bd8a2b025d52b5</meta:generator>
  </office:meta>
</office:document-meta>
</file>